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5.863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3">
      <style:text-properties style:font-name="Liberation Sans" fo:font-size="14.1000003814697pt" fo:language="ru" fo:country="RU" fo:font-weight="bold" officeooo:rsid="0001bb3d" officeooo:paragraph-rsid="0001bb3d" style:font-name-asian="Microsoft YaHei" style:font-size-asian="14.1000003814697pt" style:font-weight-asian="bold" style:font-name-complex="Mangal" style:font-size-complex="14.1000003814697pt" style:font-weight-complex="bold"/>
    </style:style>
    <style:style style:name="P2" style:family="paragraph" style:parent-style-name="Standard">
      <style:text-properties fo:language="ru" fo:country="RU" officeooo:rsid="0001bb3d" officeooo:paragraph-rsid="0001bb3d"/>
    </style:style>
    <style:style style:name="P3" style:family="paragraph" style:parent-style-name="Table_20_Contents">
      <style:text-properties fo:language="ru" fo:country="RU" officeooo:rsid="0008aa78" officeooo:paragraph-rsid="0008aa78"/>
    </style:style>
    <style:style style:name="P4" style:family="paragraph" style:parent-style-name="Text_20_body">
      <style:text-properties fo:language="ru" fo:country="RU" officeooo:rsid="0003127e" officeooo:paragraph-rsid="0006b7fc"/>
    </style:style>
    <style:style style:name="P5" style:family="paragraph" style:parent-style-name="Text_20_body">
      <style:text-properties fo:language="ru" fo:country="RU" officeooo:rsid="0008aa78" officeooo:paragraph-rsid="0008aa78"/>
    </style:style>
    <style:style style:name="P6" style:family="paragraph" style:parent-style-name="Text_20_body">
      <style:text-properties officeooo:paragraph-rsid="00022266"/>
    </style:style>
    <style:style style:name="P7" style:family="paragraph" style:parent-style-name="Text_20_body">
      <style:text-properties officeooo:paragraph-rsid="0003b04e"/>
    </style:style>
    <style:style style:name="P8" style:family="paragraph" style:parent-style-name="Text_20_body">
      <style:text-properties officeooo:paragraph-rsid="0006b7fc"/>
    </style:style>
    <style:style style:name="T1" style:family="text">
      <style:text-properties style:font-name="Liberation Sans" fo:font-size="14.1000003814697pt" fo:language="ru" fo:country="RU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2" style:family="text">
      <style:text-properties style:font-name="Liberation Sans" fo:font-size="14.1000003814697pt" fo:language="ru" fo:country="RU" fo:font-weight="bold" officeooo:rsid="0001bb3d" style:font-name-asian="Microsoft YaHei" style:font-size-asian="14.1000003814697pt" style:font-weight-asian="bold" style:font-name-complex="Mangal" style:font-size-complex="14.1000003814697pt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22266"/>
    </style:style>
    <style:style style:name="T5" style:family="text">
      <style:text-properties fo:language="ru" fo:country="RU" officeooo:rsid="0003127e"/>
    </style:style>
    <style:style style:name="T6" style:family="text">
      <style:text-properties fo:language="ru" fo:country="RU" officeooo:rsid="0003b04e"/>
    </style:style>
    <style:style style:name="T7" style:family="text">
      <style:text-properties fo:language="ru" fo:country="RU" officeooo:rsid="0004c9a5"/>
    </style:style>
    <style:style style:name="T8" style:family="text">
      <style:text-properties fo:language="ru" fo:country="RU" officeooo:rsid="0006b7fc"/>
    </style:style>
    <style:style style:name="T9" style:family="text">
      <style:text-properties fo:language="ru" fo:country="RU" officeooo:rsid="0008aa78"/>
    </style:style>
    <style:style style:name="T10" style:family="text">
      <style:text-properties officeooo:rsid="0003b04e"/>
    </style:style>
    <style:style style:name="T11" style:family="text">
      <style:text-properties officeooo:rsid="0006b7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Устав штурмовика</text:h>
      <text:p text:style-name="Text_20_body">Штурмовик! Под непоколебимой и всевластной рукой Нашего Императора да возрадуешься ты и последуешь Его Воле, неостановимый, несокрушимый, частью Длани Карающей Императора являющийся! Дабы следовать Его Воле, ознакомься с особенностями работ на Его величайшем творении — Звезде Смерти!</text:p>
      <text:p text:style-name="P2"/>
      <text:h text:style-name="Heading_20_2" text:outline-level="2">Энергосистема</text:h>
      <text:h text:style-name="P1" text:outline-level="3">Охлаждение</text:h>
      <text:h text:style-name="Heading_20_4" text:outline-level="4"><text:span text:style-name="T2">С</text:span><text:span text:style-name="T1">истема охлаждения</text:span></text:h>
      <text:p text:style-name="P6"><text:span text:style-name="T4">Система охлаждения делится на активную — турбины, и пассивную — систему </text:span><text:span text:style-name="T5">трубопроводов</text:span><text:span text:style-name="T4">, через которую </text:span><text:span text:style-name="T5">посредством охлаждающей жидкости</text:span><text:span text:style-name="T4"> тепло забирается от генератора плазмы. </text:span><text:span text:style-name="T6">Турбины, в свою очередь, делятся на: нагнетающие и охлаждающие.</text:span><text:span text:style-name="T4"> Для эффективного </text:span><text:span text:style-name="T6">охлаждения</text:span><text:span text:style-name="T4"> </text:span><text:span text:style-name="T5">хладогента</text:span><text:span text:style-name="T4"> при генераторе плазмы, работающем на 100% эффективности, достаточно </text:span><text:span text:style-name="T7">12</text:span><text:span text:style-name="T4"> </text:span><text:span text:style-name="T6">охлаждающих турбин и </text:span><text:span text:style-name="T8">8</text:span><text:span text:style-name="T6"> нагнетающих</text:span><text:span text:style-name="T4">. </text:span><text:span text:style-name="T6">Можно переоборудовать охлаждающую турбину в нагнетающую, и наоборот.</text:span><text:span text:style-name="T4"> Практически все запчасти турбины взаимозаменяемы, кроме </text:span><text:span text:style-name="T5">турбоионных стержней, потеря которых приведёт к полной неработоспособности </text:span><text:span text:style-name="T8">турбины</text:span><text:span text:style-name="T5">. Впрочем, их повреждение возможно только если все остальных окружающие их запчасти будут уничтожены.</text:span></text:p>
      <text:p text:style-name="P4">Важным показателем работоспособности системы охлаждения является уровень охлаждающей жидкости. Если этот уровень падает ниже 80%, жидкость перестаёт в достаточной мере отводить тепло, что приводит к медленному перегреву генератора плазмы в случае, если он работает на 100% эффективности. <text:span text:style-name="T11">Скорость перегрева генератора плазмы напрямую зависит от качества охлаждения и количества хладогента в системе.</text:span></text:p>
      <text:p text:style-name="P4">По всей системе трубопроводов расположены склады с охлаждающей жидкостью. В случае, если один из таких складов опустел, необходимо пополнить <text:span text:style-name="T10">его из главного склада.</text:span></text:p>
      <text:h text:style-name="Heading_20_5" text:outline-level="5">Охладитель жидкости</text:h>
      <text:p text:style-name="P7"><text:span text:style-name="T6">Хладогент проходит три ступени охлаждения, после чего возвращается к генератору плазмы на рабочей температуре </text:span><text:span text:style-name="T7">2 К</text:span><text:span text:style-name="T6">. </text:span><text:span text:style-name="T8">Каждая из ступеней — отдельный модуль охлаждения жидкости, состоящий из 4 охлаждающих турбин и 2 нагнетающих, из которых 1 охлаждающая и 1 нагнетающая являются резервом на случай, если работающие турбины выйдут из строя. В этом случае необходимо переключиться на резервную турбину и немедленно приступить к ремонту повреждённой.</text:span></text:p>
      <text:h text:style-name="Heading_20_5" text:outline-level="5"><text:soft-page-break/><text:span text:style-name="T8">Т</text:span><text:span text:style-name="T3">урбина</text:span></text:h>
      <text:p text:style-name="P8"><text:span text:style-name="T8">Многофункциональная турбина является ярким примером универсального технологического решения. Такая турбина может использоваться как для охлаждения, так и для ускорения хладогента, переоборудование занимает действительно мало времени. Однако необходимо время, чтобы изменить положение турбины. </text:span><text:span text:style-name="T9">Ниже приведена таблица параметров для охлаждающей и нагнетающей турбин, при которых возможна 100% эффективность её работы.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3">Охлаждающая</text:p>
          </table:table-cell>
          <table:table-cell table:style-name="Таблица1.C1" office:value-type="string">
            <text:p text:style-name="P3">Нагнетающая</text:p>
          </table:table-cell>
        </table:table-row>
        <table:table-row>
          <table:table-cell table:style-name="Таблица1.A2" office:value-type="string">
            <text:p text:style-name="P3">Количество оборотов в минуту</text:p>
          </table:table-cell>
          <table:table-cell table:style-name="Таблица1.A2" office:value-type="string">
            <text:p text:style-name="P3">36 000</text:p>
          </table:table-cell>
          <table:table-cell table:style-name="Таблица1.C2" office:value-type="string">
            <text:p text:style-name="P3">18 000</text:p>
          </table:table-cell>
        </table:table-row>
        <table:table-row>
          <table:table-cell table:style-name="Таблица1.A2" office:value-type="string">
            <text:p text:style-name="P3">Ток, А</text:p>
          </table:table-cell>
          <table:table-cell table:style-name="Таблица1.A2" office:value-type="string">
            <text:p text:style-name="P3">15 500</text:p>
          </table:table-cell>
          <table:table-cell table:style-name="Таблица1.C2" office:value-type="string">
            <text:p text:style-name="P3">12 300</text:p>
          </table:table-cell>
        </table:table-row>
        <table:table-row>
          <table:table-cell table:style-name="Таблица1.A2" office:value-type="string">
            <text:p text:style-name="P3">Напряжение, В</text:p>
          </table:table-cell>
          <table:table-cell table:style-name="Таблица1.A2" office:value-type="string">
            <text:p text:style-name="P3">500 000</text:p>
          </table:table-cell>
          <table:table-cell table:style-name="Таблица1.C2" office:value-type="string">
            <text:p text:style-name="P3">500 000</text:p>
          </table:table-cell>
        </table:table-row>
      </table:table>
      <text:p text:style-name="P8"><text:span text:style-name="T9"/></text:p>
      <text:h text:style-name="Heading_20_3" text:outline-level="3">Магнитная система</text:h>
      <text:p text:style-name="P5">Для разгона плазмы необходимо генерировать магнитное поле. Это делается с помощью индуктора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indent="1cm" style:auto-text-indent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3-02-03T22:47:59.598000000</dc:date>
    <meta:editing-duration>PT8M54S</meta:editing-duration>
    <meta:editing-cycles>4</meta:editing-cycles>
    <meta:document-statistic meta:table-count="1" meta:image-count="0" meta:object-count="0" meta:page-count="2" meta:paragraph-count="25" meta:word-count="348" meta:character-count="2695" meta:non-whitespace-character-count="2368"/>
  </office:meta>
</office:document-meta>
</file>